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officeooo:rsid="00262e40" officeooo:paragraph-rsid="00262e40"/>
    </style:style>
    <style:style style:name="P3" style:family="paragraph" style:parent-style-name="Text_20_body">
      <style:paragraph-properties fo:margin-top="0in" fo:margin-bottom="0in" loext:contextual-spacing="false"/>
      <style:text-properties officeooo:paragraph-rsid="002925ac"/>
    </style:style>
    <style:style style:name="P4" style:family="paragraph" style:parent-style-name="Text_20_body">
      <style:paragraph-properties fo:margin-top="0in" fo:margin-bottom="0in" loext:contextual-spacing="false"/>
      <style:text-properties officeooo:rsid="001de02d" officeooo:paragraph-rsid="001de02d"/>
    </style:style>
    <style:style style:name="P5" style:family="paragraph" style:parent-style-name="Text_20_body">
      <style:text-properties officeooo:paragraph-rsid="0032182e"/>
    </style:style>
    <style:style style:name="P6" style:family="paragraph" style:parent-style-name="Text_20_body">
      <style:text-properties officeooo:rsid="0020a596" officeooo:paragraph-rsid="0032182e"/>
    </style:style>
    <style:style style:name="P7" style:family="paragraph" style:parent-style-name="Standard">
      <style:text-properties officeooo:rsid="00237952" officeooo:paragraph-rsid="00237952"/>
    </style:style>
    <style:style style:name="P8" style:family="paragraph" style:parent-style-name="Standard">
      <style:text-properties officeooo:rsid="0020a596" officeooo:paragraph-rsid="0020a596"/>
    </style:style>
    <style:style style:name="P9" style:family="paragraph" style:parent-style-name="Standard">
      <style:paragraph-properties fo:text-align="center" style:justify-single-word="false"/>
      <style:text-properties officeooo:paragraph-rsid="003f3486"/>
    </style:style>
    <style:style style:name="P10" style:family="paragraph" style:parent-style-name="Standard">
      <style:text-properties officeooo:rsid="0020a596" officeooo:paragraph-rsid="0020a596"/>
    </style:style>
    <style:style style:name="P11" style:family="paragraph" style:parent-style-name="Text_20_body">
      <style:text-properties officeooo:paragraph-rsid="009ba3df"/>
    </style:style>
    <style:style style:name="P12" style:family="paragraph" style:parent-style-name="Text_20_body">
      <style:text-properties fo:font-size="11pt" officeooo:paragraph-rsid="008827bc" style:font-size-asian="11pt" style:font-size-complex="11pt"/>
    </style:style>
    <style:style style:name="P13" style:family="paragraph" style:parent-style-name="Text_20_body">
      <style:paragraph-properties fo:line-height="100%" fo:text-align="start" style:justify-single-word="false"/>
      <style:text-properties officeooo:paragraph-rsid="00aa3f29"/>
    </style:style>
    <style:style style:name="P14" style:family="paragraph" style:parent-style-name="Text_20_body">
      <style:paragraph-properties fo:margin-top="0in" fo:margin-bottom="0in" loext:contextual-spacing="false"/>
    </style:style>
    <style:style style:name="P15" style:family="paragraph" style:parent-style-name="Text_20_body">
      <style:paragraph-properties fo:margin-top="0in" fo:margin-bottom="0in" loext:contextual-spacing="false"/>
      <style:text-properties officeooo:rsid="008e38dd" officeooo:paragraph-rsid="008e38dd"/>
    </style:style>
    <style:style style:name="P16" style:family="paragraph" style:parent-style-name="Text_20_body">
      <style:paragraph-properties fo:margin-top="0in" fo:margin-bottom="0in" loext:contextual-spacing="false"/>
      <style:text-properties officeooo:rsid="001de02d" officeooo:paragraph-rsid="00aa775d"/>
    </style:style>
    <style:style style:name="P17" style:family="paragraph" style:parent-style-name="Text_20_body">
      <style:paragraph-properties fo:margin-top="0in" fo:margin-bottom="0in" loext:contextual-spacing="false"/>
      <style:text-properties fo:font-weight="normal" officeooo:rsid="001de02d" officeooo:paragraph-rsid="0094ad78" style:font-weight-asian="normal" style:font-weight-complex="normal"/>
    </style:style>
    <style:style style:name="P18" style:family="paragraph" style:parent-style-name="Text_20_body">
      <style:paragraph-properties fo:margin-top="0in" fo:margin-bottom="0in" loext:contextual-spacing="false"/>
      <style:text-properties fo:font-weight="normal" officeooo:rsid="001de02d" officeooo:paragraph-rsid="009ba3df" style:font-weight-asian="normal" style:font-weight-complex="normal"/>
    </style:style>
    <style:style style:name="P19" style:family="paragraph" style:parent-style-name="Text_20_body">
      <style:paragraph-properties fo:margin-top="0in" fo:margin-bottom="0in" loext:contextual-spacing="false"/>
      <style:text-properties officeooo:paragraph-rsid="001910e2"/>
    </style:style>
    <style:style style:name="P20" style:family="paragraph" style:parent-style-name="Text_20_body">
      <style:paragraph-properties fo:margin-top="0in" fo:margin-bottom="0in" loext:contextual-spacing="false"/>
      <style:text-properties officeooo:rsid="001910e2" officeooo:paragraph-rsid="001910e2"/>
    </style:style>
    <style:style style:name="P21" style:family="paragraph" style:parent-style-name="Text_20_body">
      <style:paragraph-properties fo:margin-top="0in" fo:margin-bottom="0in" loext:contextual-spacing="false"/>
      <style:text-properties officeooo:paragraph-rsid="00925957"/>
    </style:style>
    <style:style style:name="P22" style:family="paragraph" style:parent-style-name="Text_20_body">
      <style:paragraph-properties fo:margin-top="0in" fo:margin-bottom="0in" loext:contextual-spacing="false"/>
      <style:text-properties officeooo:paragraph-rsid="0094ad78"/>
    </style:style>
    <style:style style:name="P23" style:family="paragraph" style:parent-style-name="Text_20_body">
      <style:paragraph-properties fo:margin-top="0in" fo:margin-bottom="0in" loext:contextual-spacing="false"/>
      <style:text-properties officeooo:paragraph-rsid="002d3e8f"/>
    </style:style>
    <style:style style:name="P24" style:family="paragraph" style:parent-style-name="Text_20_body">
      <style:paragraph-properties fo:margin-top="0in" fo:margin-bottom="0in" loext:contextual-spacing="false"/>
      <style:text-properties officeooo:paragraph-rsid="0099cd7b"/>
    </style:style>
    <style:style style:name="P25" style:family="paragraph" style:parent-style-name="Text_20_body">
      <style:paragraph-properties fo:margin-top="0in" fo:margin-bottom="0in" loext:contextual-spacing="false"/>
      <style:text-properties officeooo:paragraph-rsid="00aa3f29"/>
    </style:style>
    <style:style style:name="P26" style:family="paragraph" style:parent-style-name="Text_20_body">
      <style:paragraph-properties fo:margin-top="0in" fo:margin-bottom="0in" loext:contextual-spacing="false"/>
      <style:text-properties officeooo:paragraph-rsid="007dd36f"/>
    </style:style>
    <style:style style:name="T1" style:family="text">
      <style:text-properties officeooo:rsid="0015f9c7"/>
    </style:style>
    <style:style style:name="T2" style:family="text">
      <style:text-properties officeooo:rsid="00198924"/>
    </style:style>
    <style:style style:name="T3" style:family="text">
      <style:text-properties fo:font-size="12pt" style:font-size-asian="12pt" style:font-size-complex="12pt"/>
    </style:style>
    <style:style style:name="T4" style:family="text">
      <style:text-properties fo:font-size="12pt" officeooo:rsid="001af90b" style:font-size-asian="12pt" style:font-size-complex="12pt"/>
    </style:style>
    <style:style style:name="T5" style:family="text">
      <style:text-properties fo:font-size="12pt" officeooo:rsid="001c002b" style:font-size-asian="12pt" style:font-size-complex="12pt"/>
    </style:style>
    <style:style style:name="T6" style:family="text">
      <style:text-properties fo:font-size="12pt" officeooo:rsid="001de02d" style:font-size-asian="12pt" style:font-size-complex="12pt"/>
    </style:style>
    <style:style style:name="T7" style:family="text">
      <style:text-properties fo:font-size="12pt" officeooo:rsid="002f3cec" style:font-size-asian="12pt" style:font-size-complex="12pt"/>
    </style:style>
    <style:style style:name="T8" style:family="text">
      <style:text-properties fo:font-size="12pt" officeooo:rsid="002f5fa3" style:font-size-asian="12pt" style:font-size-complex="12pt"/>
    </style:style>
    <style:style style:name="T9" style:family="text">
      <style:text-properties fo:font-size="12pt" officeooo:rsid="0032e048" style:font-size-asian="12pt" style:font-size-complex="12pt"/>
    </style:style>
    <style:style style:name="T10" style:family="text">
      <style:text-properties fo:font-size="12pt" officeooo:rsid="00418b96" style:font-size-asian="12pt" style:font-size-complex="12pt"/>
    </style:style>
    <style:style style:name="T11" style:family="text">
      <style:text-properties fo:font-size="12pt" officeooo:rsid="00925957" style:font-size-asian="12pt" style:font-size-complex="12pt"/>
    </style:style>
    <style:style style:name="T12" style:family="text">
      <style:text-properties fo:font-size="12pt" officeooo:rsid="00a45be7" style:font-size-asian="12pt" style:font-size-complex="12pt"/>
    </style:style>
    <style:style style:name="T13" style:family="text">
      <style:text-properties fo:font-size="12pt" fo:font-weight="normal" officeooo:rsid="001de02d" style:font-size-asian="12pt" style:font-weight-asian="normal" style:font-size-complex="12pt" style:font-weight-complex="normal"/>
    </style:style>
    <style:style style:name="T14" style:family="text">
      <style:text-properties fo:font-size="12pt" fo:font-weight="normal" officeooo:rsid="00925957" style:font-size-asian="12pt" style:font-weight-asian="normal" style:font-size-complex="12pt" style:font-weight-complex="normal"/>
    </style:style>
    <style:style style:name="T15" style:family="text">
      <style:text-properties officeooo:rsid="001de02d"/>
    </style:style>
    <style:style style:name="T16" style:family="text">
      <style:text-properties officeooo:rsid="0024aed4"/>
    </style:style>
    <style:style style:name="T17" style:family="text">
      <style:text-properties fo:font-weight="normal" style:font-weight-asian="normal" style:font-weight-complex="normal"/>
    </style:style>
    <style:style style:name="T18" style:family="text">
      <style:text-properties fo:font-weight="normal" officeooo:rsid="002925ac" style:font-weight-asian="normal" style:font-weight-complex="normal"/>
    </style:style>
    <style:style style:name="T19" style:family="text">
      <style:text-properties fo:font-weight="normal" officeooo:rsid="002c608c" style:font-weight-asian="normal" style:font-weight-complex="normal"/>
    </style:style>
    <style:style style:name="T20" style:family="text">
      <style:text-properties fo:font-weight="normal" officeooo:rsid="002c841d" style:font-weight-asian="normal" style:font-weight-complex="normal"/>
    </style:style>
    <style:style style:name="T21" style:family="text">
      <style:text-properties fo:font-weight="normal" officeooo:rsid="002d3e8f" style:font-weight-asian="normal" style:font-weight-complex="normal"/>
    </style:style>
    <style:style style:name="T22" style:family="text">
      <style:text-properties fo:font-weight="normal" officeooo:rsid="004cd78d" style:font-weight-asian="normal" style:font-weight-complex="normal"/>
    </style:style>
    <style:style style:name="T23" style:family="text">
      <style:text-properties fo:font-weight="normal" officeooo:rsid="005c0bc3" style:font-weight-asian="normal" style:font-weight-complex="normal"/>
    </style:style>
    <style:style style:name="T24" style:family="text">
      <style:text-properties fo:font-weight="normal" officeooo:rsid="005cb6e0" style:font-weight-asian="normal" style:font-weight-complex="normal"/>
    </style:style>
    <style:style style:name="T25" style:family="text">
      <style:text-properties fo:font-weight="normal" officeooo:rsid="005dbc36" style:font-weight-asian="normal" style:font-weight-complex="normal"/>
    </style:style>
    <style:style style:name="T26" style:family="text">
      <style:text-properties fo:font-weight="normal" officeooo:rsid="001de02d" style:font-weight-asian="normal" style:font-weight-complex="normal"/>
    </style:style>
    <style:style style:name="T27" style:family="text">
      <style:text-properties fo:font-weight="normal" officeooo:rsid="0098f476" style:font-weight-asian="normal" style:font-weight-complex="normal"/>
    </style:style>
    <style:style style:name="T28" style:family="text">
      <style:text-properties fo:font-weight="normal" officeooo:rsid="009ba3df" style:font-weight-asian="normal" style:font-weight-complex="normal"/>
    </style:style>
    <style:style style:name="T29" style:family="text">
      <style:text-properties fo:font-weight="normal" officeooo:rsid="009d6b1c" style:font-weight-asian="normal" style:font-weight-complex="normal"/>
    </style:style>
    <style:style style:name="T30" style:family="text">
      <style:text-properties fo:font-weight="normal" officeooo:rsid="009d77f4" style:font-weight-asian="normal" style:font-weight-complex="normal"/>
    </style:style>
    <style:style style:name="T31" style:family="text">
      <style:text-properties fo:font-weight="normal" officeooo:rsid="00a6eb11" style:font-weight-asian="normal" style:font-weight-complex="normal"/>
    </style:style>
    <style:style style:name="T32" style:family="text">
      <style:text-properties officeooo:rsid="0032e048"/>
    </style:style>
    <style:style style:name="T33" style:family="text">
      <style:text-properties fo:font-weight="bold" style:font-weight-asian="bold" style:font-weight-complex="bold"/>
    </style:style>
    <style:style style:name="T34" style:family="text">
      <style:text-properties fo:font-weight="bold" officeooo:rsid="00474c52" style:font-weight-asian="bold" style:font-weight-complex="bold"/>
    </style:style>
    <style:style style:name="T35" style:family="text">
      <style:text-properties fo:font-weight="bold" officeooo:rsid="009ba3df" style:font-weight-asian="bold" style:font-weight-complex="bold"/>
    </style:style>
    <style:style style:name="T36" style:family="text">
      <style:text-properties officeooo:rsid="00418b96"/>
    </style:style>
    <style:style style:name="T37" style:family="text">
      <style:text-properties officeooo:rsid="00474c52"/>
    </style:style>
    <style:style style:name="T38" style:family="text">
      <style:text-properties officeooo:rsid="007e4ff1"/>
    </style:style>
    <style:style style:name="T39" style:family="text">
      <style:text-properties officeooo:rsid="0087e25d"/>
    </style:style>
    <style:style style:name="T40" style:family="text">
      <style:text-properties officeooo:rsid="008a53ad"/>
    </style:style>
    <style:style style:name="T41" style:family="text">
      <style:text-properties officeooo:rsid="008fac26"/>
    </style:style>
    <style:style style:name="T42" style:family="text">
      <style:text-properties officeooo:rsid="001910e2"/>
    </style:style>
    <style:style style:name="T43" style:family="text">
      <style:text-properties officeooo:rsid="00933c54"/>
    </style:style>
    <style:style style:name="T44" style:family="text">
      <style:text-properties officeooo:rsid="0094ad78"/>
    </style:style>
    <style:style style:name="T45" style:family="text">
      <style:text-properties officeooo:rsid="0095fcf2"/>
    </style:style>
    <style:style style:name="T46" style:family="text">
      <style:text-properties officeooo:rsid="0096a510"/>
    </style:style>
    <style:style style:name="T47" style:family="text">
      <style:text-properties officeooo:rsid="0098b9e5"/>
    </style:style>
    <style:style style:name="T48" style:family="text">
      <style:text-properties officeooo:rsid="009df8eb"/>
    </style:style>
    <style:style style:name="T49" style:family="text">
      <style:text-properties officeooo:rsid="00a3f62e"/>
    </style:style>
    <style:style style:name="T50" style:family="text">
      <style:text-properties officeooo:rsid="00aa3f29"/>
    </style:style>
    <style:style style:name="T51" style:family="text">
      <style:text-properties officeooo:rsid="00806c89"/>
    </style:style>
    <style:style style:name="T52" style:family="text">
      <style:text-properties officeooo:rsid="005c0bc3"/>
    </style:style>
    <style:style style:name="T53" style:family="text">
      <style:text-properties officeooo:rsid="007dd36f"/>
    </style:style>
    <style:style style:name="T54" style:family="text">
      <style:text-properties fo:font-size="10pt" fo:font-weight="normal" officeooo:rsid="0095fcf2" style:font-size-asian="10pt" style:font-weight-asian="normal" style:font-size-complex="10pt" style:font-weight-complex="normal"/>
    </style:style>
    <style:style style:name="T55" style:family="text">
      <style:text-properties fo:font-size="10pt" fo:font-weight="normal" officeooo:rsid="00909412" style:font-size-asian="10pt" style:font-weight-asian="normal" style:font-size-complex="10pt" style:font-weight-complex="normal"/>
    </style:style>
    <style:style style:name="T56" style:family="text">
      <style:text-properties fo:font-size="14pt" fo:font-weight="bold" officeooo:rsid="0087e25d" style:font-size-asian="14pt" style:font-weight-asian="bold" style:font-size-complex="14pt" style:font-weight-complex="bold"/>
    </style:style>
    <style:style style:name="T57" style:family="text">
      <style:text-properties fo:font-size="14pt" fo:font-weight="bold" officeooo:rsid="003f3486" style:font-size-asian="14pt" style:font-weight-asian="bold" style:font-size-complex="14pt" style:font-weight-complex="bold"/>
    </style:style>
    <style:style style:name="T58" style:family="text">
      <style:text-properties fo:font-size="14pt" fo:font-weight="bold" officeooo:rsid="0096a510"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6">Comparison </text:span><text:span text:style-name="T57"><text:s/>of technologies regarding blockchains and distribute </text:span><text:span text:style-name="T58">Ledgers</text:span></text:p>
      <text:p text:style-name="P8"/>
      <text:p text:style-name="P8"><text:tab/>During my firsts weeks at Frontware International I tried to get the maximum of information on the DLT which was a new thing for me to work with. </text:p>
      <text:p text:style-name="P6">It must be notice<text:span text:style-name="T48">d</text:span> in first place that the need for a DLT in itself is not obvious, but in this particular case it allowed (and is the only way presently) to answer to one of the biggest requirement of this project:</text:p>
      <text:p text:style-name="P5"><text:span text:style-name="T37"><text:tab/>R</text:span>esilience of data over decades even in the event of the demise of the company or any other <text:tab/>participant of the project. For this matter the distribute technologies are what is the closer to a <text:tab/>perfect data-base. However, they do not possess all qualities and lack of two things at this point: <text:tab/>a large capacity of stock, and a reliable clock. </text:p>
      <text:p text:style-name="P12"><text:span text:style-name="T40">Mea-culpa : By construction the data on a blockchain cannot be secured by date and by reader at the same time without a third <text:s/>party, either you do not know the key to read the data that have been sent to you, either the clock is not on the chain.</text:span></text:p>
      <text:p text:style-name="Standard"/>
      <text:p text:style-name="P7"><text:tab/><text:span text:style-name="T33">The </text:span><text:span text:style-name="T34">major </text:span><text:span text:style-name="T33">existing Distribute Ledger are:</text:span></text:p>
      <text:p text:style-name="Standard"/>
      <text:p text:style-name="Standard"><text:span text:style-name="Strong_20_Emphasis">BigChainDB</text:span>, an open source system that “<text:span text:style-name="Emphasis">starts with a big data distributed database and then adds blockchain characteristics — decentralized control, immutability and the transfer of digital assets</text:span>”.</text:p>
      <text:p text:style-name="P25">BigchainDB is not designed to support large binary payloads. For this case it is recommended to hash the content and link to it in another database, such as IPFS or S3. It<text:span text:style-name="T50">is meen for</text:span> storing, indexing and querying <text:span text:style-name="Emphasis">structured data</text:span>, not files.</text:p>
      <text:p text:style-name="P25">If you want decentralized file storage, check out Storj, Sia, Swarm or IPFS/Filecoin.</text:p>
      <text:p text:style-name="P25"><text:span text:style-name="T51">no examples or tutorial. Hard to create node (for the moment)</text:span></text:p>
      <text:p text:style-name="P13"><text:span text:style-name="T51">the technology is more suitable for private blockchains. Reach 2.0 but cannot find anything working on v1…</text:span></text:p>
      <text:p text:style-name="P13"><text:span text:style-name="T50">Not enough flexible, is not mean to be edited. I</text:span><text:span text:style-name="Strong_20_Emphasis"><text:span text:style-name="T23">s </text:span></text:span><text:span text:style-name="Strong_20_Emphasis"><text:span text:style-name="T25">into </text:span></text:span><text:span text:style-name="Strong_20_Emphasis"><text:span text:style-name="T23">a new project </text:span></text:span><text:span text:style-name="Strong_20_Emphasis"><text:span text:style-name="T25">(IPLD)</text:span></text:span><text:span text:style-name="Strong_20_Emphasis"><text:span text:style-name="T23">(quite nice btw) which is a world computer and it is </text:span></text:span><text:span text:style-name="Strong_20_Emphasis"><text:span text:style-name="T24">absolutely</text:span></text:span><text:span text:style-name="Strong_20_Emphasis"><text:span text:style-name="T23"> not what we are looking for.</text:span></text:span></text:p>
      <text:p text:style-name="P13"><text:span text:style-name="T50">redemption point: it allowed to put file, to add owners, to transfer them … this assets can be of any type and with tendermint it is (supposedly) BFT </text:span></text:p>
      <text:p text:style-name="P26"><text:span text:style-name="T53">BigchainDB is easier to start with as it is composed of just a few functions. Hyperledger Fabric involves a lot of more knowledge to master it.</text:span></text:p>
      <text:p text:style-name="P1"/>
      <text:p text:style-name="P22"><text:bookmark text:name="0f20"/><text:span text:style-name="Strong_20_Emphasis">Corda</text:span>, a distributed ledger platform with pluggable consensus. <text:span text:style-name="T44">Is a </text:span><text:span text:style-name="T26">permissioned network and the consensus is reached </text:span><text:span text:style-name="T27">through the</text:span><text:span text:style-name="T26"> parties involved in the transaction. Consensus is achieved via Transaction validity (Smart contract run to ensure that the required signatures are obtained) and Transaction Uniqueness (To ensure that the transaction is the unique consumer of all the input).</text:span></text:p>
      <text:p text:style-name="P20"><text:span text:style-name="T16">-Really</text:span> l<text:span text:style-name="T16">a</text:span>w oriented, it was mean to creat<text:span text:style-name="T2">e</text:span> legal contracts, <text:span text:style-name="T41">or exchange with banks.</text:span></text:p>
      <text:p text:style-name="P24"><text:span text:style-name="T42">“</text:span>Diverse industries such as finance, supply chain, trade finance, healthcare and government can use Corda to simplify business transactions” </text:p>
      <text:p text:style-name="P24"><text:span text:style-name="T49">allowed to code in Java</text:span></text:p>
      <text:p text:style-name="P19"><text:a xlink:type="simple" xlink:href="https://www.corda.net/" text:style-name="Internet_20_link" text:visited-style-name="Visited_20_Internet_20_Link">https://www.corda.net/</text:a></text:p>
      <text:p text:style-name="P22"><text:span text:style-name="T26">“The smart contracts in Corda contains code and additionally contains a legal prose (Ricardian Contract). The smart contracts are written in kotlin or java. Corda has been explicitly designed for the highly regulated environment of the financial services industry.”</text:span></text:p>
      <text:p text:style-name="P22"><text:soft-page-break/><text:span text:style-name="T26"/></text:p>
      <text:p text:style-name="P1"/>
      <text:p text:style-name="P11"><text:bookmark text:name="56ea"/><text:span text:style-name="Strong_20_Emphasis"><text:span text:style-name="T3">Ethereum</text:span></text:span><text:span text:style-name="T3">, a decentralized platform that runs smart contracts on a custom built blockchain. </text:span><text:span text:style-name="T11">It f</text:span><text:span text:style-name="T13">ollows a permissionless network. </text:span><text:span text:style-name="T4">It is on</text:span><text:span text:style-name="T10">e</text:span><text:span text:style-name="T4"> of the </text:span><text:span text:style-name="T5">m</text:span><text:span text:style-name="T4">ost used </text:span><text:span text:style-name="T5">DLT, but it need</text:span><text:span text:style-name="T12">s</text:span><text:span text:style-name="T5"> Ether (its cryptocurency</text:span><text:span text:style-name="T7">)</text:span><text:span text:style-name="T5"> to run and is m</text:span><text:span text:style-name="T6">ai</text:span><text:span text:style-name="T5">nly editable in Solidity, </text:span><text:span text:style-name="T6">in addition it is still on a PoW consensus </text:span><text:span text:style-name="T11">(</text:span><text:span text:style-name="T13">The consequences are that it impacts the performance of the transaction processing as the number of participants can be high</text:span><text:span text:style-name="T14">)</text:span><text:span text:style-name="T6">. </text:span><text:span text:style-name="T8">However, it must be point out that </text:span><text:span text:style-name="T9">E</text:span><text:span text:style-name="T8">thereum help </text:span><text:span text:style-name="T9">developers</text:span><text:span text:style-name="T8"> to create app and already posses</text:span><text:span text:style-name="T10">s</text:span><text:span text:style-name="T8"> a distributed database (Sia). </text:span><text:span text:style-name="T26">Ethereum framework pays the nodes in the form of the virtual currency “Ether”, which help in the process of mining blocks to reach consensus. The smart contracts in Ethereum are written in Solidity.</text:span></text:p>
      <text:p text:style-name="P21"><text:bookmark text:name="f9c8"/></text:p>
      <text:p text:style-name="P22"><text:bookmark text:name="7dcc"/><text:span text:style-name="Strong_20_Emphasis">Hyperledger Fabric</text:span>, which supports the use of one or more networks, each managing different Assets, Agreements and Transactions between different sets of Member nodes. <text:span text:style-name="T43">Is a permissioned network (as the BFT is not yet implemented)</text:span><text:span text:style-name="T26"> Thus enhances the privacy and also the performance is improved. Unlike Ethereum, fabric provides different roles to the participants within the network (Ex: Peers, Endorsers and Orderers). The smart contracts in fabric are written in Go or java and they are termed as “Chaincode”. Fabric does not require a crypto currency for mining to reach consensus.</text:span></text:p>
      <text:p text:style-name="P22"><text:span text:style-name="Strong_20_Emphasis"><text:span text:style-name="T26">Fabric is a modular blockchain platform and applicable across industries.</text:span></text:span></text:p>
      <text:p text:style-name="P2">-<text:span text:style-name="T32">Useful,</text:span> but not (yet) mean to be deployed for real, lack of <text:span text:style-name="T32">real</text:span> strong consensus.</text:p>
      <text:p text:style-name="P23"><text:span text:style-name="Strong_20_Emphasis"><text:span text:style-name="T19">It is only a </text:span></text:span><text:span text:style-name="Strong_20_Emphasis"><text:span text:style-name="T17">permissioned blockchain</text:span></text:span><text:span text:style-name="Strong_20_Emphasis"><text:span text:style-name="T19"> network, </text:span></text:span><text:span text:style-name="Strong_20_Emphasis"><text:span text:style-name="T22">a</text:span></text:span><text:span text:style-name="Strong_20_Emphasis"><text:span text:style-name="T19">nd we need a mor</text:span></text:span><text:span text:style-name="Strong_20_Emphasis"><text:span text:style-name="T20">e</text:span></text:span><text:span text:style-name="Strong_20_Emphasis"><text:span text:style-name="T19"> </text:span></text:span><text:span text:style-name="Strong_20_Emphasis"><text:span text:style-name="T21">p</text:span></text:span><text:span text:style-name="Strong_20_Emphasis"><text:span text:style-name="T19">ermissionless</text:span></text:span><text:span text:style-name="Strong_20_Emphasis"><text:span text:style-name="T20"> one</text:span></text:span><text:span text:style-name="Strong_20_Emphasis"><text:span text:style-name="T19"> for people to create nodes without </text:span></text:span><text:span text:style-name="Strong_20_Emphasis"><text:span text:style-name="T22">heavy</text:span></text:span><text:span text:style-name="Strong_20_Emphasis"><text:span text:style-name="T19"> validation </text:span></text:span><text:span text:style-name="Strong_20_Emphasis"><text:span text:style-name="T22">process</text:span></text:span><text:span text:style-name="Strong_20_Emphasis"><text:span text:style-name="T19">.</text:span></text:span></text:p>
      <text:p text:style-name="P17"><text:span text:style-name="Strong_20_Emphasis"><text:span text:style-name="T28"/></text:span></text:p>
      <text:p text:style-name="P18"><text:span text:style-name="Strong_20_Emphasis"><text:span text:style-name="T35">Bitcoin</text:span></text:span><text:span text:style-name="Strong_20_Emphasis"><text:span text:style-name="T28">, the most old and used one here, it is <text:s/>possible to create </text:span></text:span><text:span text:style-name="Strong_20_Emphasis"><text:span text:style-name="T29">and launch your own private network but , </text:span></text:span><text:span text:style-name="Strong_20_Emphasis"><text:span text:style-name="T31">it is </text:span></text:span><text:span text:style-name="Strong_20_Emphasis"><text:span text:style-name="T29">not really useful a it follow a PoW consensus. </text:span></text:span><text:span text:style-name="Strong_20_Emphasis"><text:span text:style-name="T30">Some application are relaying on the Bitcoin blockchain to run (like some stamps app) but the transactions are small and costly.</text:span></text:span></text:p>
      <text:p text:style-name="P1"><text:span text:style-name="Strong_20_Emphasis"/></text:p>
      <text:p text:style-name="P1"><text:bookmark text:name="d781"/><text:span text:style-name="Strong_20_Emphasis">Hyperledger Iroha</text:span>, a “simple and modularized” distributed ledger system with emphasis on mobile application development.</text:p>
      <text:p text:style-name="P1">-can <text:span text:style-name="T36">have</text:span> high<text:span text:style-name="T36">er</text:span> performance for small data...</text:p>
      <text:p text:style-name="P1"><text:span text:style-name="Strong_20_Emphasis"/></text:p>
      <text:p text:style-name="P1"><text:bookmark text:name="6cb4"/><text:span text:style-name="Strong_20_Emphasis">Hyperledger Sawtooth</text:span>, a modular blockchain suite in which transaction business logic is decoupled from the consensus layer.</text:p>
      <text:p text:style-name="P3"><text:span text:style-name="Strong_20_Emphasis"><text:span text:style-name="T18">Mean to be largely scalable and have a few working examples</text:span></text:span></text:p>
      <text:p text:style-name="P1"><text:span text:style-name="Strong_20_Emphasis"/></text:p>
      <text:p text:style-name="P1"><text:bookmark text:name="00e8"/><text:span text:style-name="Strong_20_Emphasis">Multichain</text:span>, an open-source blockchain platform, based on bitcoin’s blockchain, for multi-asset financial transactions.</text:p>
      <text:p text:style-name="P1"><text:a xlink:type="simple" xlink:href="https://www.multichain.com/" text:style-name="Internet_20_link" text:visited-style-name="Visited_20_Internet_20_Link">https://www.multichain.com/</text:a></text:p>
      <text:p text:style-name="P1"/>
      <text:p text:style-name="P1"><text:bookmark text:name="6593"/><text:span text:style-name="Strong_20_Emphasis">Openchain</text:span>, an open source distributed ledger system for issuing and managing digital assets.</text:p>
      <text:p text:style-name="P15">(astonishing…) is mean to create private network with a manager.</text:p>
      <text:p text:style-name="P4">Still in <text:span text:style-name="T37">version </text:span>0.7</text:p>
      <text:p text:style-name="P16"><text:a xlink:type="simple" xlink:href="https://www.openchain.org/" text:style-name="Internet_20_link" text:visited-style-name="Visited_20_Internet_20_Link">https://www.openchain.org/</text:a></text:p>
      <text:p text:style-name="P16"><text:span text:style-name="T54"/></text:p>
      <text:p text:style-name="P16"><text:span text:style-name="T54"/></text:p>
      <text:p text:style-name="P16"><text:span text:style-name="T54">N</text:span><text:span text:style-name="T55">ote: they are all </text:span><text:span text:style-name="T54">open sour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3:19:55.586331944</meta:creation-date>
    <meta:generator>LibreOffice/6.0.3.2$Linux_X86_64 LibreOffice_project/00m0$Build-2</meta:generator>
    <dc:date>2018-08-01T17:10:28.324744300</dc:date>
    <meta:editing-duration>PT19H39M38S</meta:editing-duration>
    <meta:editing-cycles>125</meta:editing-cycles>
    <meta:document-statistic meta:table-count="0" meta:image-count="0" meta:object-count="0" meta:page-count="2" meta:paragraph-count="37" meta:word-count="938" meta:character-count="5776" meta:non-whitespace-character-count="4861"/>
  </office:meta>
</office:document-meta>
</file>